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7T14:38:52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0635382238E-016">
                <text:p>1.22460635382238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3.67381906146713E-016">
                <text:p>-3.67381906146713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8.57224447675664E-016">
                <text:p>-8.57224447675664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36909421185737">
                <text:p>-1.369094211857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497379774329712">
                <text:p>-0.4973797743297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4.89978066800512E-015">
                <text:p>-4.89978066800512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497379774329702">
                <text:p>0.4973797743297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963507348203434">
                <text:p>0.963507348203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736249105369363">
                <text:p>0.736249105369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250666467128605">
                <text:p>0.2506664671286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736249105369354">
                <text:p>-0.7362491053693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17557050458494">
                <text:p>-1.175570504584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497379774329712">
                <text:p>-0.4973797743297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5.38962320953407E-015">
                <text:p>-5.38962320953407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